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1">Notesheet</text:p>
      <text:p text:style-name="P2"/>
      <text:p text:style-name="P2">A comprehensive notesheet for each segment, the first being created in Configuration constructor for the default segment, and each additional segment having one created for it, could be the data structure that holds all note data – all weights, and timesig dependent duration values. Data could be extracted and refined as needed, such as for weights. <text:span text:style-name="T1">However</text:span>, for now I'm going to implement weights in a less elegant way to get it off the ground.</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Fill Measure</text:p>
      <text:p text:style-name="Standard"><text:soft-page-break/>track playing notes or durations? Durations seems good to track ties, etc,</text:p>
      <text:p text:style-name="Standard">This may be good to replace with threaded right and left methods to better organize the process of left and right hand coordination. </text:p>
      <text:p text:style-name="Standard"/>
      <text:p text:style-name="Standard"/>
      <text:p text:style-name="Standard">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Standard">On the other hand, could there be other musical patterns that don’t – Leaving it a sixty fourth for now since I don’t know</text:p>
      <text:p text:style-name="Standard"/>
      <text:p text:style-name="Standard">Live Duration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8T13:42:59.283000000</meta:creation-date>
    <dc:date>2021-07-21T08:48:29.77</dc:date>
    <meta:editing-duration>PT5H29M28S</meta:editing-duration>
    <meta:editing-cycles>27</meta:editing-cycles>
    <meta:generator>OpenOffice/4.1.6$Win32 OpenOffice.org_project/416m1$Build-9790</meta:generator>
    <meta:document-statistic meta:table-count="0" meta:image-count="0" meta:object-count="0" meta:page-count="2" meta:paragraph-count="22" meta:word-count="642" meta:character-count="3928"/>
    <dc:creator>Tom </dc:creator>
  </office:meta>
</office:document-meta>
</file>